
<file path=META-INF/manifest.xml><?xml version="1.0" encoding="utf-8"?>
<manifest:manifest xmlns:manifest="urn:oasis:names:tc:opendocument:xmlns:manifest:1.0"/>
</file>

<file path=content.xml><?xml version="1.0" encoding="utf-8"?>
<office:document-content xmlns:office="urn:oasis:names:tc:opendocument:xmlns:office:1.0" xmlns:text="urn:oasis:names:tc:opendocument:xmlns:text:1.0">
  <office:body>
    <office:text>
      <text:h text:outline-level="1">Test ODT Document</text:h>
      <text:p>This is a test OpenDocument Text file.</text:p>
      <text:p>It has multiple paragraphs for parser verification.</text:p>
      <text:h text:outline-level="2">Section Two</text:h>
      <text:p>More content in section two.</text:p>
    </office:text>
  </office:body>
</office:document-content>
</file>